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c008" officeooo:paragraph-rsid="0002c008" style:font-weight-asian="bold" style:font-weight-complex="bold"/>
    </style:style>
    <style:style style:name="P2" style:family="paragraph" style:parent-style-name="Standard">
      <style:text-properties fo:font-size="13pt" fo:font-weight="bold" officeooo:rsid="0002c008" officeooo:paragraph-rsid="0002c008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DejaVu Serif" fo:font-size="13pt" fo:font-weight="normal" officeooo:rsid="0002c008" officeooo:paragraph-rsid="0002c008" style:font-size-asian="13pt" style:font-weight-asian="normal" style:font-size-complex="13pt" style:font-weight-complex="normal"/>
    </style:style>
    <style:style style:name="P4" style:family="paragraph" style:parent-style-name="Standard">
      <style:text-properties style:font-name="DejaVu Serif" fo:font-size="13pt" fo:font-weight="normal" officeooo:rsid="0002c008" officeooo:paragraph-rsid="0004b7d5" style:font-size-asian="13pt" style:font-weight-asian="normal" style:font-size-complex="13pt" style:font-weight-complex="normal"/>
    </style:style>
    <style:style style:name="P5" style:family="paragraph" style:parent-style-name="Standard">
      <style:text-properties style:font-name="DejaVu Serif" fo:font-size="13pt" fo:font-weight="normal" officeooo:rsid="0004b7d5" officeooo:paragraph-rsid="0004b7d5" style:font-size-asian="13pt" style:font-weight-asian="normal" style:font-size-complex="13pt" style:font-weight-complex="normal"/>
    </style:style>
    <style:style style:name="P6" style:family="paragraph" style:parent-style-name="Standard">
      <style:text-properties style:font-name="DejaVu Serif" fo:font-size="13pt" fo:font-weight="normal" officeooo:rsid="0004ce6e" officeooo:paragraph-rsid="0004ce6e" style:font-size-asian="13pt" style:font-weight-asian="normal" style:font-size-complex="13pt" style:font-weight-complex="normal"/>
    </style:style>
    <style:style style:name="P7" style:family="paragraph" style:parent-style-name="Standard">
      <style:text-properties style:font-name="DejaVu Serif" fo:font-size="13pt" fo:font-weight="normal" officeooo:rsid="0004ce6e" officeooo:paragraph-rsid="0007c292" style:font-size-asian="13pt" style:font-weight-asian="normal" style:font-size-complex="13pt" style:font-weight-complex="normal"/>
    </style:style>
    <style:style style:name="P8" style:family="paragraph" style:parent-style-name="Standard">
      <style:text-properties style:font-name="DejaVu Serif" fo:font-size="13pt" fo:font-weight="normal" officeooo:rsid="0007c292" officeooo:paragraph-rsid="0007c292" style:font-size-asian="13pt" style:font-weight-asian="normal" style:font-size-complex="13pt" style:font-weight-complex="normal"/>
    </style:style>
    <style:style style:name="P9" style:family="paragraph" style:parent-style-name="Standard">
      <style:text-properties style:font-name="DejaVu Serif" fo:font-size="13pt" fo:font-weight="normal" officeooo:rsid="0008ad7c" officeooo:paragraph-rsid="0008ad7c" style:font-size-asian="13pt" style:font-weight-asian="normal" style:font-size-complex="13pt" style:font-weight-complex="normal"/>
    </style:style>
    <style:style style:name="P10" style:family="paragraph" style:parent-style-name="Standard">
      <style:text-properties style:font-name="DejaVu Serif" fo:font-size="13pt" fo:font-weight="bold" officeooo:rsid="0002c008" officeooo:paragraph-rsid="0004b7d5" style:font-size-asian="13pt" style:font-weight-asian="bold" style:font-size-complex="13pt" style:font-weight-complex="bold"/>
    </style:style>
    <style:style style:name="P11" style:family="paragraph" style:parent-style-name="Standard">
      <style:text-properties style:font-name="DejaVu Serif" fo:font-size="13pt" fo:font-weight="normal" officeooo:rsid="0008ad7c" officeooo:paragraph-rsid="0008ad7c" style:font-size-asian="13pt" style:font-weight-asian="normal" style:font-size-complex="13pt" style:font-weight-complex="normal"/>
    </style:style>
    <style:style style:name="P12" style:family="paragraph" style:parent-style-name="Standard">
      <style:text-properties style:font-name="DejaVu Serif" fo:font-size="13pt" fo:font-weight="normal" officeooo:rsid="000bf501" officeooo:paragraph-rsid="000bf501" style:font-size-asian="13pt" style:font-weight-asian="normal" style:font-size-complex="13pt" style:font-weight-complex="normal"/>
    </style:style>
    <style:style style:name="T1" style:family="text">
      <style:text-properties style:font-name="DejaVu Serif"/>
    </style:style>
    <style:style style:name="T2" style:family="text">
      <style:text-properties style:font-name="DejaVu Serif" fo:font-size="16pt" style:text-underline-style="solid" style:text-underline-width="auto" style:text-underline-color="font-color" style:font-size-asian="16pt" style:font-size-complex="16pt"/>
    </style:style>
    <style:style style:name="T3" style:family="text">
      <style:text-properties officeooo:rsid="0004b7d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4ce6e" style:font-weight-asian="bold" style:font-weight-complex="bold"/>
    </style:style>
    <style:style style:name="T6" style:family="text">
      <style:text-properties fo:font-weight="bold" officeooo:rsid="0002c008" style:font-weight-asian="bold" style:font-weight-complex="bold"/>
    </style:style>
    <style:style style:name="T7" style:family="text">
      <style:text-properties fo:font-weight="bold" officeooo:rsid="0007c292" style:font-weight-asian="bold" style:font-weight-complex="bold"/>
    </style:style>
    <style:style style:name="T8" style:family="text">
      <style:text-properties officeooo:rsid="0005bdd9"/>
    </style:style>
    <style:style style:name="T9" style:family="text">
      <style:text-properties officeooo:rsid="000931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2">UML</text:span></text:p>
      <text:p text:style-name="P1"/>
      <text:p text:style-name="P2"><text:tab/><text:tab/><text:tab/><text:span text:style-name="T1">Diagramme de cas d’utilisation</text:span></text:p>
      <text:p text:style-name="P3"/>
      <text:p text:style-name="P3">Le système est l’application ou le logiciel à explorer. </text:p>
      <text:p text:style-name="P3">Le diagramme décrit ce que fait notre système en une représentation graphique. C’est le modèle de notre système. <text:span text:style-name="T3">Il permet de traduire le comportement du système.</text:span></text:p>
      <text:p text:style-name="P3"/>
      <text:p text:style-name="P3">Il faut également savoir sur quelles fonctionnalités vont répondre le système.</text:p>
      <text:p text:style-name="P3"/>
      <text:p text:style-name="P3"/>
      <text:p text:style-name="P4"><text:tab/><text:tab/><text:tab/><text:span text:style-name="T4">Diagramme de </text:span><text:span text:style-name="T5">séquence</text:span></text:p>
      <text:p text:style-name="P10"/>
      <text:p text:style-name="P6">Les cas d’utilisation qui nécessitent l’éclairage</text:p>
      <text:p text:style-name="P5">Ce diagramme permet de documenter le diagramme de cas d’utilisation. Sur le plan technique cela nous permet de ressortir certaines fonctions cachées qu’on retrouve au niveau des diagrammes de classe.</text:p>
      <text:p text:style-name="P5"/>
      <text:p text:style-name="P5">Ça approfondi les détails du diagramme des cas d’utilisation.</text:p>
      <text:p text:style-name="P6">Ici, on note les intéractions entre les messages.</text:p>
      <text:p text:style-name="P6">ça a son utilité dans le développement de l’application</text:p>
      <text:p text:style-name="P5"/>
      <text:p text:style-name="P5"/>
      <text:p text:style-name="P6">Tris sortes de messages</text:p>
      <text:p text:style-name="P6">→ Message synchrone</text:p>
      <text:p text:style-name="P6"/>
      <text:p text:style-name="P6">→ Message asynchrone</text:p>
      <text:p text:style-name="P6"/>
      <text:p text:style-name="P6">→Retour de pro<text:span text:style-name="T8">cé</text:span>dure</text:p>
      <text:p text:style-name="P6"/>
      <text:p text:style-name="P6">→Création et destruction d’objet</text:p>
      <text:p text:style-name="P6"/>
      <text:p text:style-name="P6"/>
      <text:p text:style-name="P6"/>
      <text:p text:style-name="P7"><text:tab/><text:tab/><text:tab/><text:tab/><text:span text:style-name="T6">Diagramme de </text:span><text:span text:style-name="T7">classe</text:span></text:p>
      <text:p text:style-name="P6"/>
      <text:p text:style-name="P8">Une classe est une description commune de l’ensemble d’élément qui partage le même caractère ou comportement</text:p>
      <text:p text:style-name="P8"/>
      <text:p text:style-name="P8">Une classe se contente de décrire les caractéristiques que les éléments </text:p>
      <text:p text:style-name="P8"/>
      <text:p text:style-name="P8">Un objet est la concrétisation , la réalisation ou la valorisation d’une classe.</text:p>
      <text:p text:style-name="P8"/>
      <text:p text:style-name="P8">L’objet est unique dans son univers</text:p>
      <text:p text:style-name="P8"><text:soft-page-break/></text:p>
      <text:p text:style-name="P9">Niveau de visibilité</text:p>
      <text:p text:style-name="P9"/>
      <text:p text:style-name="P9">→ <text:s/>- private : n’est accessible qu ‘au service de la classe</text:p>
      <text:p text:style-name="P9">→ <text:s/>+ public : n’importe qui peuvent avoir accès</text:p>
      <text:p text:style-name="P9">→ <text:s/><text:span text:style-name="T9"># protected</text:span></text:p>
      <text:p text:style-name="P9">→ <text:span text:style-name="T9">package : regrouper de classe pour former un paquet dont n’importe quel</text:span></text:p>
      <text:p text:style-name="P9"/>
      <text:p text:style-name="P9"/>
      <text:p text:style-name="P12">Le diagramme de classe présente la structure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08:21:47.156432462</meta:creation-date>
    <dc:date>2024-03-20T17:19:15.554087363</dc:date>
    <meta:editing-duration>PT1H13M15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27" meta:word-count="229" meta:character-count="1463" meta:non-whitespace-character-count="1241"/>
  </office:meta>
</office:document-meta>
</file>